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be8" officeooo:paragraph-rsid="00067b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son</text:p>
      <text:p text:style-name="P1">import time, timeit</text:p>
      <text:p text:style-name="P1">import uuid</text:p>
      <text:p text:style-name="P1">import collections</text:p>
      <text:p text:style-name="P1">import mimetypes</text:p>
      <text:p text:style-name="P1">import cStringIO as StringIO</text:p>
      <text:p text:style-name="P1">from cgi import escape</text:p>
      <text:p text:style-name="P1">from datetime import datetime, timedelta, date</text:p>
      <text:p text:style-name="P1">from django.shortcuts import render</text:p>
      <text:p text:style-name="P1">from django.db import IntegrityError</text:p>
      <text:p text:style-name="P1">from django.db.models import Q</text:p>
      <text:p text:style-name="P1">from django.shortcuts import render,render_to_response, get_object_or_404</text:p>
      <text:p text:style-name="P1">from django.utils.translation import ugettext_lazy as _</text:p>
      <text:p text:style-name="P1">from django.http import HttpResponse, HttpResponseRedirect, HttpResponseBadRequest</text:p>
      <text:p text:style-name="P1">from django.forms.models import formset_factory, modelform_factory, modelformset_factory</text:p>
      <text:p text:style-name="P1">from django.contrib.auth.decorators import login_required</text:p>
      <text:p text:style-name="P1">from reportlab.pdfgen import canvas</text:p>
      <text:p text:style-name="P1">from xhtml2pdf import pisa</text:p>
      <text:p text:style-name="P1">from django.template.loader import get_template</text:p>
      <text:p text:style-name="P1">from django.template import Context</text:p>
      <text:p text:style-name="P1">from inhouseapp import settings</text:p>
      <text:p text:style-name="P1">from invoice import models, forms</text:p>
      <text:p text:style-name="P1">from customer.models import Customer</text:p>
      <text:p text:style-name="P1">from project.models import Service, Task, TaskResourcePlan, LeadTask, StaffTask</text:p>
      <text:p text:style-name="P1">from employee.models import Employee</text:p>
      <text:p text:style-name="P1"/>
      <text:p text:style-name="P1"/>
      <text:p text:style-name="P1"/>
      <text:p text:style-name="P1">@login_required</text:p>
      <text:p text:style-name="P1">def invoice_list(request):</text:p>
      <text:p text:style-name="P1"/>
      <text:p text:style-name="P1"><text:tab/>invoices = None</text:p>
      <text:p text:style-name="P1"><text:tab/>cust_dict = collections.OrderedDict()</text:p>
      <text:p text:style-name="P1"><text:tab/>invoice_dict = {}</text:p>
      <text:p text:style-name="P1"><text:tab/>if request.user.groups.filter(name='management').exists():</text:p>
      <text:p text:style-name="P1"><text:tab/><text:tab/>customers = Customer.objects.all()</text:p>
      <text:p text:style-name="P1"><text:tab/><text:tab/>if customers:</text:p>
      <text:p text:style-name="P1"><text:tab/><text:tab/><text:tab/>invoices = models.Invoice.objects.filter(customer__in=customers)</text:p>
      <text:p text:style-name="P1"><text:tab/><text:tab/><text:tab/>for customer in customers:</text:p>
      <text:p text:style-name="P1"><text:tab/><text:tab/><text:tab/><text:tab/>cust_dict[customer.id] = (customer, [])</text:p>
      <text:p text:style-name="P1"><text:tab/><text:tab/><text:tab/>for invoice in invoices:</text:p>
      <text:p text:style-name="P1"><text:tab/><text:tab/><text:tab/><text:tab/>if invoice.customer_id in cust_dict:</text:p>
      <text:p text:style-name="P1"><text:tab/><text:tab/><text:tab/><text:tab/><text:tab/>cust_tuple = cust_dict[invoice.customer_id]</text:p>
      <text:p text:style-name="P1"><text:tab/><text:tab/><text:tab/><text:tab/><text:tab/>cust_tuple[1].append(invoice)</text:p>
      <text:p text:style-name="P1"/>
      <text:p text:style-name="P1"><text:tab/><text:tab/><text:tab/><text:tab/><text:tab/># invoice_payment = models.PaymentReconciliation.objects.filter(invoice=invoices)</text:p>
      <text:p text:style-name="P1"><text:tab/><text:tab/><text:tab/><text:tab/><text:tab/># cust_tuple[1].append(invoice_payment)</text:p>
      <text:p text:style-name="P1"/>
      <text:p text:style-name="P1"><text:tab/><text:tab/><text:tab/>print cust_tuple</text:p>
      <text:p text:style-name="P1"><text:tab/><text:tab/>return render(request, 'invoice/invoice_list_partial.html',locals())</text:p>
      <text:p text:style-name="P1"/>
      <text:p text:style-name="P1"><text:soft-page-break/></text:p>
      <text:p text:style-name="P1">def generate_invoice_line_items(customer_id, start_date, end_date):</text:p>
      <text:p text:style-name="P1"/>
      <text:p text:style-name="P1"><text:tab/>if customer_id:</text:p>
      <text:p text:style-name="P1"><text:tab/><text:tab/>customer = Customer.objects.get(pk=customer_id)</text:p>
      <text:p text:style-name="P1"><text:tab/>else:</text:p>
      <text:p text:style-name="P1"><text:tab/><text:tab/>customer = None</text:p>
      <text:p text:style-name="P1"><text:tab/>cust_projects = Service.objects.filter(customer=customer)</text:p>
      <text:p text:style-name="P1"><text:tab/>cust_projects_dict = dict([(project.id, project) for project in cust_projects])</text:p>
      <text:p text:style-name="P1"><text:tab/>service_invoice_list = []</text:p>
      <text:p text:style-name="P1"><text:tab/>service_invoice_dict = {}</text:p>
      <text:p text:style-name="P1"><text:tab/>for service in cust_projects:</text:p>
      <text:p text:style-name="P1"><text:tab/><text:tab/>billing_type = service.billing_type</text:p>
      <text:p text:style-name="P1"><text:tab/><text:tab/>number_of_resources = service.number_of_resources</text:p>
      <text:p text:style-name="P1"><text:tab/><text:tab/>all_tasks = Task.objects.filter(service =service, start__gte=start_date, end__lte=end_date) <text:tab/><text:tab/></text:p>
      <text:p text:style-name="P1"><text:tab/><text:tab/>tasks_dict = dict([(task.id, task) for task in all_tasks])</text:p>
      <text:p text:style-name="P1"><text:tab/><text:tab/>tasks_txs_list = []</text:p>
      <text:p text:style-name="P1"><text:tab/><text:tab/>for task in all_tasks:</text:p>
      <text:p text:style-name="P1"><text:tab/><text:tab/><text:tab/>if task.service_id in cust_projects_dict:</text:p>
      <text:p text:style-name="P1"><text:tab/><text:tab/><text:tab/><text:tab/>tasks_txs_list.append(task.no_of_txs)</text:p>
      <text:p text:style-name="P1"><text:tab/><text:tab/>task_resource_plans = TaskResourcePlan.objects.filter(task__in =all_tasks)</text:p>
      <text:p text:style-name="P1"><text:tab/><text:tab/>task_resource_plans_list = []</text:p>
      <text:p text:style-name="P1"><text:tab/><text:tab/>for task_resource in task_resource_plans:</text:p>
      <text:p text:style-name="P1"><text:tab/><text:tab/><text:tab/>if <text:s/>task_resource.task_id in tasks_dict:</text:p>
      <text:p text:style-name="P1"><text:tab/><text:tab/><text:tab/><text:tab/>task_resource_plans_list.append(task_resource.number_of_resources)</text:p>
      <text:p text:style-name="P1"/>
      <text:p text:style-name="P1"><text:tab/><text:tab/>lead_tasks = LeadTask.objects.filter(task__in=all_tasks)</text:p>
      <text:p text:style-name="P1"><text:tab/><text:tab/>lead_tasks_dict = dict([(lead_task.id, lead_task) for lead_task in lead_tasks])</text:p>
      <text:p text:style-name="P1"><text:tab/><text:tab/>staff_tasks = StaffTask.objects.filter(lead_task__in=lead_tasks, status='completed')</text:p>
      <text:p text:style-name="P1"><text:tab/><text:tab/>no_of_staff_tasks_completed = staff_tasks.count()</text:p>
      <text:p text:style-name="P1"><text:tab/><text:tab/>staff_tasks_dict = dict([(staff_task.id, staff_task) for staff_task in staff_tasks])</text:p>
      <text:p text:style-name="P1"/>
      <text:p text:style-name="P1"><text:tab/><text:tab/>staff_task_time_in_min_lists = []</text:p>
      <text:p text:style-name="P1"><text:tab/><text:tab/>service_line_items_list = []</text:p>
      <text:p text:style-name="P1"><text:tab/><text:tab/>for staffTask in staff_tasks:</text:p>
      <text:p text:style-name="P1"><text:tab/><text:tab/><text:tab/>service_line_item_dict = {}</text:p>
      <text:p text:style-name="P1"><text:tab/><text:tab/><text:tab/>#convert staff task time_in_min to seconds.</text:p>
      <text:p text:style-name="P1"><text:tab/><text:tab/><text:tab/>h,m,s = staffTask.time_in_min.split(':')</text:p>
      <text:p text:style-name="P1"><text:tab/><text:tab/><text:tab/>time_in_sec = int(h) * 3600 + int(m) * 60 + int(s)</text:p>
      <text:p text:style-name="P1"><text:tab/><text:tab/><text:tab/>staff_task_time_in_min_lists.append(time_in_sec)</text:p>
      <text:p text:style-name="P1"/>
      <text:p text:style-name="P1"><text:tab/><text:tab/><text:tab/>lead_task = LeadTask.objects.get(id=staffTask.lead_task_id)</text:p>
      <text:p text:style-name="P1"><text:tab/><text:tab/><text:tab/>task = Task.objects.get(id=lead_task.task_id)</text:p>
      <text:p text:style-name="P1"><text:tab/><text:tab/><text:tab/>service_line_item_dict['task'] = task.title</text:p>
      <text:p text:style-name="P1"><text:tab/><text:tab/><text:tab/>service_line_item_dict['lead_task'] = lead_task.filename</text:p>
      <text:p text:style-name="P1"><text:tab/><text:tab/><text:tab/>service_line_item_dict['staff_task'] = staffTask.filename</text:p>
      <text:p text:style-name="P1"><text:tab/><text:tab/><text:tab/>service_line_item_dict['staff_task_id'] = staffTask.id<text:tab/><text:tab/><text:tab/><text:tab/></text:p>
      <text:p text:style-name="P1"><text:tab/><text:tab/><text:tab/>service_line_item_dict['staff'] = staffTask.staff.name</text:p>
      <text:p text:style-name="P1"><text:tab/><text:tab/><text:tab/>service_line_item_dict['filename'] = staffTask.filename</text:p>
      <text:p text:style-name="P1"><text:tab/><text:tab/><text:tab/>service_line_item_dict['no_of_txs'] = staffTask.no_of_txs</text:p>
      <text:p text:style-name="P1"><text:tab/><text:tab/><text:tab/>service_line_item_dict['time_in_min'] = staffTask.time_in_min</text:p>
      <text:p text:style-name="P1"><text:soft-page-break/><text:tab/><text:tab/></text:p>
      <text:p text:style-name="P1"><text:tab/><text:tab/><text:tab/>print service_line_item_dict</text:p>
      <text:p text:style-name="P1"><text:tab/><text:tab/><text:tab/>service_line_items_list.append(service_line_item_dict)</text:p>
      <text:p text:style-name="P1"><text:tab/><text:tab/>total_tasks_time = sum(staff_task_time_in_min_lists)</text:p>
      <text:p text:style-name="P1"><text:tab/><text:tab/>total_time_in_hr = format(float(total_tasks_time/3600), '.2f')</text:p>
      <text:p text:style-name="P1"/>
      <text:p text:style-name="P1"><text:tab/><text:tab/>if billing_type == 'per_fte':</text:p>
      <text:p text:style-name="P1"><text:tab/><text:tab/><text:tab/>total_amount = service.amount_per_billing_type * number_of_resources</text:p>
      <text:p text:style-name="P1"><text:tab/><text:tab/>elif billing_type == 'per_hr':</text:p>
      <text:p text:style-name="P1"><text:tab/><text:tab/><text:tab/>total_amount = service.amount_per_billing_type * total_time_in_hr</text:p>
      <text:p text:style-name="P1"><text:tab/><text:tab/>elif billing_type == 'per_tx':</text:p>
      <text:p text:style-name="P1"><text:tab/><text:tab/><text:tab/>total_amount = service.amount_per_billing_type * sum(tasks_txs_list)</text:p>
      <text:p text:style-name="P1"/>
      <text:p text:style-name="P1"><text:tab/><text:tab/>total_transactions = int(sum(tasks_txs_list))</text:p>
      <text:p text:style-name="P1"><text:tab/><text:tab/>service_name = service.title</text:p>
      <text:p text:style-name="P1"><text:tab/><text:tab/>service_invoice_dict = {}</text:p>
      <text:p text:style-name="P1"><text:tab/><text:tab/>service_invoice_dict['id'] = service.id</text:p>
      <text:p text:style-name="P1"><text:tab/><text:tab/>service_invoice_dict['service'] = service_name</text:p>
      <text:p text:style-name="P1"><text:tab/><text:tab/>service_invoice_dict['billing_type'] = billing_type</text:p>
      <text:p text:style-name="P1"><text:tab/><text:tab/>service_invoice_dict['pricing'] = float(service.amount_per_billing_type)</text:p>
      <text:p text:style-name="P1"><text:tab/><text:tab/>service_invoice_dict['invoice_amount'] = float(total_amount)</text:p>
      <text:p text:style-name="P1"><text:tab/><text:tab/>service_invoice_dict['no_of_txs'] = total_transactions</text:p>
      <text:p text:style-name="P1"><text:tab/><text:tab/>service_invoice_dict['no_of_resources'] = service.number_of_resources</text:p>
      <text:p text:style-name="P1"><text:tab/><text:tab/>service_invoice_dict['no_of_working_days'] = service.workweek_days</text:p>
      <text:p text:style-name="P1"><text:tab/><text:tab/>service_invoice_dict['no_of_hours'] = total_time_in_hr</text:p>
      <text:p text:style-name="P1"/>
      <text:p text:style-name="P1"><text:tab/><text:tab/>service_invoice_dict['invoice_line_items'] = service_line_items_list</text:p>
      <text:p text:style-name="P1"><text:tab/><text:tab/>service_invoice_list.append(service_invoice_dict)</text:p>
      <text:p text:style-name="P1"><text:tab/><text:tab/>print "service_invoice_dict[service_name]", service_invoice_dict</text:p>
      <text:p text:style-name="P1"><text:tab/><text:tab/>print "service_invoice_list", service_invoice_list</text:p>
      <text:p text:style-name="P1"/>
      <text:p text:style-name="P1"><text:tab/>return service_invoice_list</text:p>
      <text:p text:style-name="P1"/>
      <text:p text:style-name="P1"/>
      <text:p text:style-name="P1"/>
      <text:p text:style-name="P1">def generate_invoice(request, customer_id=None):</text:p>
      <text:p text:style-name="P1"/>
      <text:p text:style-name="P1"><text:tab/>if request.is_ajax():</text:p>
      <text:p text:style-name="P1"><text:tab/><text:tab/>start_date = request.POST.get('start_date')</text:p>
      <text:p text:style-name="P1"><text:tab/><text:tab/>end_date = request.POST.get('end_date')</text:p>
      <text:p text:style-name="P1"><text:tab/><text:tab/>service_invoice_list = generate_invoice_line_items(customer_id, start_date, end_date)</text:p>
      <text:p text:style-name="P1"><text:tab/><text:tab/>return HttpResponse(json.dumps(service_invoice_list), content_type='application/json')</text:p>
      <text:p text:style-name="P1"/>
      <text:p text:style-name="P1"/>
      <text:p text:style-name="P1">@login_required</text:p>
      <text:p text:style-name="P1">def invoice_add(request, customer_id=None):</text:p>
      <text:p text:style-name="P1"/>
      <text:p text:style-name="P1"><text:tab/>if customer_id:</text:p>
      <text:p text:style-name="P1"><text:tab/><text:tab/>customer = Customer.objects.get(pk=customer_id)</text:p>
      <text:p text:style-name="P1"><text:tab/>else:</text:p>
      <text:p text:style-name="P1"><text:soft-page-break/><text:tab/><text:tab/>customer = None</text:p>
      <text:p text:style-name="P1"><text:tab/>cust_last_invoice_no = customer.last_invoice_no</text:p>
      <text:p text:style-name="P1"><text:tab/>cust_invoice_format = customer.invoice_format</text:p>
      <text:p text:style-name="P1"><text:tab/>cust_invoice_company_name = customer.company_name_invoice</text:p>
      <text:p text:style-name="P1"><text:tab/>if request.method == 'POST':</text:p>
      <text:p text:style-name="P1"><text:tab/><text:tab/>form = forms.InvoiceForm(request.POST or None)</text:p>
      <text:p text:style-name="P1"><text:tab/><text:tab/>if form.is_valid():</text:p>
      <text:p text:style-name="P1"><text:tab/><text:tab/><text:tab/>invoice = form.save(commit=False)</text:p>
      <text:p text:style-name="P1"><text:tab/><text:tab/><text:tab/>start_date = form.cleaned_data.get('start')</text:p>
      <text:p text:style-name="P1"><text:tab/><text:tab/><text:tab/>end_date = form.cleaned_data.get('end')</text:p>
      <text:p text:style-name="P1"><text:tab/><text:tab/><text:tab/>print start_date,end_date</text:p>
      <text:p text:style-name="P1"><text:tab/><text:tab/><text:tab/>service_invoices_list = generate_invoice_line_items(customer_id,start_date,end_date)</text:p>
      <text:p text:style-name="P1"><text:tab/><text:tab/><text:tab/>try:</text:p>
      <text:p text:style-name="P1"><text:tab/><text:tab/><text:tab/><text:tab/>with transaction.atomic():</text:p>
      <text:p text:style-name="P1"><text:tab/><text:tab/><text:tab/><text:tab/><text:tab/>if cust_last_invoice_no:</text:p>
      <text:p text:style-name="P1"><text:tab/><text:tab/><text:tab/><text:tab/><text:tab/><text:tab/>cust_last_invoice_no += 1</text:p>
      <text:p text:style-name="P1"><text:tab/><text:tab/><text:tab/><text:tab/><text:tab/><text:tab/>customer.last_invoice_no = cust_last_invoice_no</text:p>
      <text:p text:style-name="P1"><text:tab/><text:tab/><text:tab/><text:tab/><text:tab/><text:tab/>customer.save()</text:p>
      <text:p text:style-name="P1"><text:tab/><text:tab/><text:tab/><text:tab/><text:tab/><text:tab/>emp_mgmt = Employee.objects.get(user__username=request.user)</text:p>
      <text:p text:style-name="P1"><text:tab/><text:tab/><text:tab/><text:tab/><text:tab/><text:tab/>invoice = models.Invoice(</text:p>
      <text:p text:style-name="P1"><text:tab/><text:tab/><text:tab/><text:tab/><text:tab/><text:tab/><text:tab/><text:tab/><text:tab/><text:tab/><text:tab/>invoice_no = cust_last_invoice_no,</text:p>
      <text:p text:style-name="P1"><text:tab/><text:tab/><text:tab/><text:tab/><text:tab/><text:tab/><text:tab/><text:tab/><text:tab/><text:tab/><text:tab/>date = date.today(),</text:p>
      <text:p text:style-name="P1"><text:tab/><text:tab/><text:tab/><text:tab/><text:tab/><text:tab/><text:tab/><text:tab/><text:tab/><text:tab/><text:tab/>customer = customer,</text:p>
      <text:p text:style-name="P1"><text:tab/><text:tab/><text:tab/><text:tab/><text:tab/><text:tab/><text:tab/><text:tab/><text:tab/><text:tab/><text:tab/>#total_amount = </text:p>
      <text:p text:style-name="P1"><text:tab/><text:tab/><text:tab/><text:tab/><text:tab/><text:tab/><text:tab/><text:tab/><text:tab/><text:tab/><text:tab/>management_employee = emp_mgmt,</text:p>
      <text:p text:style-name="P1"><text:tab/><text:tab/><text:tab/><text:tab/><text:tab/><text:tab/><text:tab/><text:tab/><text:tab/><text:tab/><text:tab/>start = start_date,</text:p>
      <text:p text:style-name="P1"><text:tab/><text:tab/><text:tab/><text:tab/><text:tab/><text:tab/><text:tab/><text:tab/><text:tab/><text:tab/><text:tab/>end = end_date</text:p>
      <text:p text:style-name="P1"><text:tab/><text:tab/><text:tab/><text:tab/><text:tab/><text:tab/><text:tab/><text:tab/><text:tab/><text:tab/>)</text:p>
      <text:p text:style-name="P1"><text:tab/><text:tab/><text:tab/><text:tab/><text:tab/><text:tab/>invoice.save()</text:p>
      <text:p text:style-name="P1"><text:tab/><text:tab/><text:tab/><text:tab/><text:tab/>for x in range(len(service_invoices_list)+1):</text:p>
      <text:p text:style-name="P1"><text:tab/><text:tab/><text:tab/><text:tab/><text:tab/><text:tab/>service_invoice = models.ServiceInvoice(</text:p>
      <text:p text:style-name="P1"><text:tab/><text:tab/><text:tab/><text:tab/><text:tab/><text:tab/><text:tab/><text:tab/><text:tab/><text:tab/><text:tab/>invoice = invoice,</text:p>
      <text:p text:style-name="P1"><text:tab/><text:tab/><text:tab/><text:tab/><text:tab/><text:tab/><text:tab/><text:tab/><text:tab/><text:tab/><text:tab/>service = service_invoices_list[x]['service'],</text:p>
      <text:p text:style-name="P1"><text:tab/><text:tab/><text:tab/><text:tab/><text:tab/><text:tab/><text:tab/><text:tab/><text:tab/><text:tab/><text:tab/>billing_type = service_invoices_list[x]['billing_type'],</text:p>
      <text:p text:style-name="P1"><text:tab/><text:tab/><text:tab/><text:tab/><text:tab/><text:tab/><text:tab/><text:tab/><text:tab/><text:tab/><text:tab/>pricing = service_invoices_list[x]['pricing'],</text:p>
      <text:p text:style-name="P1"><text:tab/><text:tab/><text:tab/><text:tab/><text:tab/><text:tab/><text:tab/><text:tab/><text:tab/><text:tab/><text:tab/>invoice_amount = service_invoices_list[x]['total_amount'],</text:p>
      <text:p text:style-name="P1"><text:tab/><text:tab/><text:tab/><text:tab/><text:tab/><text:tab/><text:tab/><text:tab/><text:tab/><text:tab/><text:tab/>no_of_txs = service_invoices_list[x]['no_of_txs'],</text:p>
      <text:p text:style-name="P1"><text:tab/><text:tab/><text:tab/><text:tab/><text:tab/><text:tab/><text:tab/><text:tab/><text:tab/><text:tab/><text:tab/>no_of_resources = service_invoices_list[x]['no_of_resources'],</text:p>
      <text:p text:style-name="P1"><text:tab/><text:tab/><text:tab/><text:tab/><text:tab/><text:tab/><text:tab/><text:tab/><text:tab/><text:tab/><text:tab/>no_of_working_days = service_invoices_list[x]['no_of_working_days'],</text:p>
      <text:p text:style-name="P1"><text:soft-page-break/><text:tab/><text:tab/><text:tab/><text:tab/><text:tab/><text:tab/><text:tab/><text:tab/><text:tab/><text:tab/><text:tab/>no_of_hours = service_invoices_list[x]['no_of_hours'],</text:p>
      <text:p text:style-name="P1"><text:tab/><text:tab/><text:tab/><text:tab/><text:tab/><text:tab/><text:tab/><text:tab/><text:tab/>)</text:p>
      <text:p text:style-name="P1"/>
      <text:p text:style-name="P1"><text:tab/><text:tab/><text:tab/><text:tab/><text:tab/><text:tab/>service_invoice.save()</text:p>
      <text:p text:style-name="P1"><text:tab/><text:tab/><text:tab/><text:tab/><text:tab/><text:tab/>for y in range(len(service_invoices_list[x]['invoice_line_items'])):</text:p>
      <text:p text:style-name="P1"><text:tab/><text:tab/><text:tab/><text:tab/><text:tab/><text:tab/><text:tab/>service_invoice_line_items = models.InvoiceLineItem(</text:p>
      <text:p text:style-name="P1"><text:tab/><text:tab/><text:tab/><text:tab/><text:tab/><text:tab/><text:tab/><text:tab/><text:tab/><text:tab/><text:tab/><text:tab/><text:tab/><text:tab/><text:tab/>service_inv = service_invoice,</text:p>
      <text:p text:style-name="P1"><text:tab/><text:tab/><text:tab/><text:tab/><text:tab/><text:tab/><text:tab/><text:tab/><text:tab/><text:tab/><text:tab/><text:tab/><text:tab/><text:tab/><text:tab/>task = service_invoices_list[x][y]['task'],</text:p>
      <text:p text:style-name="P1"><text:tab/><text:tab/><text:tab/><text:tab/><text:tab/><text:tab/><text:tab/><text:tab/><text:tab/><text:tab/><text:tab/><text:tab/><text:tab/><text:tab/><text:tab/>lead_task = service_invoices_list[x][y]['lead_task'],</text:p>
      <text:p text:style-name="P1"><text:tab/><text:tab/><text:tab/><text:tab/><text:tab/><text:tab/><text:tab/><text:tab/><text:tab/><text:tab/><text:tab/><text:tab/><text:tab/><text:tab/><text:tab/>staff_task = service_invoices_list[x][y]['staff_task'],</text:p>
      <text:p text:style-name="P1"><text:tab/><text:tab/><text:tab/><text:tab/><text:tab/><text:tab/><text:tab/><text:tab/><text:tab/><text:tab/><text:tab/><text:tab/><text:tab/><text:tab/><text:tab/>staff = service_invoices_list[x][y]['staff'],<text:tab/></text:p>
      <text:p text:style-name="P1"><text:tab/><text:tab/><text:tab/><text:tab/><text:tab/><text:tab/><text:tab/><text:tab/><text:tab/><text:tab/><text:tab/><text:tab/><text:tab/><text:tab/><text:tab/>filename = service_invoices_list[x][y]['filename'],</text:p>
      <text:p text:style-name="P1"><text:tab/><text:tab/><text:tab/><text:tab/><text:tab/><text:tab/><text:tab/><text:tab/><text:tab/><text:tab/><text:tab/><text:tab/><text:tab/><text:tab/><text:tab/>no_of_txs = service_invoices_list[x][y]['no_of_txs'],</text:p>
      <text:p text:style-name="P1"><text:tab/><text:tab/><text:tab/><text:tab/><text:tab/><text:tab/><text:tab/><text:tab/><text:tab/><text:tab/><text:tab/><text:tab/><text:tab/><text:tab/><text:tab/>time_in_min = service_invoices_list[x][y]['time_in_min'],</text:p>
      <text:p text:style-name="P1"/>
      <text:p text:style-name="P1"><text:tab/><text:tab/><text:tab/><text:tab/><text:tab/><text:tab/><text:tab/><text:tab/><text:tab/><text:tab/><text:tab/><text:tab/><text:tab/><text:tab/>)</text:p>
      <text:p text:style-name="P1"><text:tab/><text:tab/><text:tab/><text:tab/><text:tab/><text:tab/><text:tab/>service_invoice_line_items.save()</text:p>
      <text:p text:style-name="P1"><text:tab/><text:tab/><text:tab/>except:</text:p>
      <text:p text:style-name="P1"><text:tab/><text:tab/><text:tab/><text:tab/>raise "Failed to generate invoice"</text:p>
      <text:p text:style-name="P1"><text:tab/><text:tab/><text:tab/>return HttpResponse('Success')</text:p>
      <text:p text:style-name="P1"/>
      <text:p text:style-name="P1"><text:tab/><text:tab/>else:</text:p>
      <text:p text:style-name="P1"><text:tab/><text:tab/><text:tab/>error_dict = 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return HttpResponseBadRequest(json.dumps(error_dict))</text:p>
      <text:p text:style-name="P1"><text:tab/>else:</text:p>
      <text:p text:style-name="P1"><text:tab/><text:tab/>form = forms.InvoiceForm()</text:p>
      <text:p text:style-name="P1"/>
      <text:p text:style-name="P1"><text:tab/><text:tab/>return render(request, 'invoice/invoice_add_partial.html', {</text:p>
      <text:p text:style-name="P1"><text:tab/><text:tab/><text:tab/>'form':form, </text:p>
      <text:p text:style-name="P1"><text:tab/><text:tab/><text:tab/>'customer_id':customer_id,</text:p>
      <text:p text:style-name="P1"><text:tab/><text:tab/>}</text:p>
      <text:p text:style-name="P1"><text:tab/>)</text:p>
      <text:p text:style-name="P1"/>
      <text:p text:style-name="P1"/>
      <text:p text:style-name="P1">@login_required</text:p>
      <text:p text:style-name="P1">def invoice_edit(request, customer_id, id):</text:p>
      <text:p text:style-name="P1"><text:tab/># if customer_id:</text:p>
      <text:p text:style-name="P1"><text:tab/># <text:tab/>customer = Customer.objects.get(pk=customer_id)</text:p>
      <text:p text:style-name="P1"><text:soft-page-break/><text:tab/># else:</text:p>
      <text:p text:style-name="P1"><text:tab/># <text:tab/>customer = None</text:p>
      <text:p text:style-name="P1"><text:tab/># cust_last_invoice_no = customer.last_invoice_no</text:p>
      <text:p text:style-name="P1"><text:tab/># cust_invoice_format = customer.invoice_format</text:p>
      <text:p text:style-name="P1"><text:tab/># cust_invoice_company_name = customer.company_name_invoice</text:p>
      <text:p text:style-name="P1"/>
      <text:p text:style-name="P1"><text:tab/>invoice = get_object_or_404(models.Invoice, id=id)</text:p>
      <text:p text:style-name="P1"><text:tab/>if request.method == "POST":</text:p>
      <text:p text:style-name="P1"><text:tab/><text:tab/>form = forms.InvoiceForm(request.POST, instance=invoice)</text:p>
      <text:p text:style-name="P1"><text:tab/><text:tab/>if form.is_valid():</text:p>
      <text:p text:style-name="P1"><text:tab/><text:tab/><text:tab/>invoice = form.save(commit=False)</text:p>
      <text:p text:style-name="P1"><text:tab/><text:tab/><text:tab/>start_date = form.cleaned_data.get('start')</text:p>
      <text:p text:style-name="P1"><text:tab/><text:tab/><text:tab/>end_date = form.cleaned_data.get('end')</text:p>
      <text:p text:style-name="P1"><text:tab/><text:tab/><text:tab/>print start_date,end_date</text:p>
      <text:p text:style-name="P1"><text:tab/><text:tab/><text:tab/>service_invoices_list = generate_invoice_line_items(customer_id,start_date,end_date)</text:p>
      <text:p text:style-name="P1"><text:tab/><text:tab/><text:tab/>try:</text:p>
      <text:p text:style-name="P1"><text:tab/><text:tab/><text:tab/><text:tab/>with transaction.atomic():</text:p>
      <text:p text:style-name="P1"><text:tab/><text:tab/><text:tab/><text:tab/><text:tab/>if cust_last_invoice_no:</text:p>
      <text:p text:style-name="P1"><text:tab/><text:tab/><text:tab/><text:tab/><text:tab/><text:tab/>cust_last_invoice_no += 1</text:p>
      <text:p text:style-name="P1"><text:tab/><text:tab/><text:tab/><text:tab/><text:tab/><text:tab/>customer.last_invoice_no = cust_last_invoice_no</text:p>
      <text:p text:style-name="P1"><text:tab/><text:tab/><text:tab/><text:tab/><text:tab/><text:tab/>customer.save()</text:p>
      <text:p text:style-name="P1"><text:tab/><text:tab/><text:tab/><text:tab/><text:tab/><text:tab/>emp_mgmt = Employee.objects.get(user__username=request.user)</text:p>
      <text:p text:style-name="P1"><text:tab/><text:tab/><text:tab/><text:tab/><text:tab/><text:tab/>invoice = models.Invoice(</text:p>
      <text:p text:style-name="P1"><text:tab/><text:tab/><text:tab/><text:tab/><text:tab/><text:tab/><text:tab/><text:tab/><text:tab/><text:tab/><text:tab/>invoice_no = cust_last_invoice_no,</text:p>
      <text:p text:style-name="P1"><text:tab/><text:tab/><text:tab/><text:tab/><text:tab/><text:tab/><text:tab/><text:tab/><text:tab/><text:tab/><text:tab/>date = date.today(),</text:p>
      <text:p text:style-name="P1"><text:tab/><text:tab/><text:tab/><text:tab/><text:tab/><text:tab/><text:tab/><text:tab/><text:tab/><text:tab/><text:tab/>customer = customer,</text:p>
      <text:p text:style-name="P1"><text:tab/><text:tab/><text:tab/><text:tab/><text:tab/><text:tab/><text:tab/><text:tab/><text:tab/><text:tab/><text:tab/>#total_amount = </text:p>
      <text:p text:style-name="P1"><text:tab/><text:tab/><text:tab/><text:tab/><text:tab/><text:tab/><text:tab/><text:tab/><text:tab/><text:tab/><text:tab/>management_employee = emp_mgmt,</text:p>
      <text:p text:style-name="P1"><text:tab/><text:tab/><text:tab/><text:tab/><text:tab/><text:tab/><text:tab/><text:tab/><text:tab/><text:tab/><text:tab/>start = start_date,</text:p>
      <text:p text:style-name="P1"><text:tab/><text:tab/><text:tab/><text:tab/><text:tab/><text:tab/><text:tab/><text:tab/><text:tab/><text:tab/><text:tab/>end = end_date</text:p>
      <text:p text:style-name="P1"><text:tab/><text:tab/><text:tab/><text:tab/><text:tab/><text:tab/><text:tab/><text:tab/><text:tab/><text:tab/>)</text:p>
      <text:p text:style-name="P1"><text:tab/><text:tab/><text:tab/><text:tab/><text:tab/><text:tab/>invoice.save()</text:p>
      <text:p text:style-name="P1"><text:tab/><text:tab/><text:tab/><text:tab/><text:tab/>for x in range(len(service_invoices_list)+1):</text:p>
      <text:p text:style-name="P1"><text:tab/><text:tab/><text:tab/><text:tab/><text:tab/><text:tab/>service_invoice = models.ServiceInvoice(</text:p>
      <text:p text:style-name="P1"><text:tab/><text:tab/><text:tab/><text:tab/><text:tab/><text:tab/><text:tab/><text:tab/><text:tab/><text:tab/><text:tab/>invoice = invoice,</text:p>
      <text:p text:style-name="P1"><text:tab/><text:tab/><text:tab/><text:tab/><text:tab/><text:tab/><text:tab/><text:tab/><text:tab/><text:tab/><text:tab/>service = service_invoices_list[x]['service'],</text:p>
      <text:p text:style-name="P1"><text:tab/><text:tab/><text:tab/><text:tab/><text:tab/><text:tab/><text:tab/><text:tab/><text:tab/><text:tab/><text:tab/>billing_type = service_invoices_list[x]['billing_type'],</text:p>
      <text:p text:style-name="P1"><text:tab/><text:tab/><text:tab/><text:tab/><text:tab/><text:tab/><text:tab/><text:tab/><text:tab/><text:tab/><text:tab/>pricing = service_invoices_list[x]['pricing'],</text:p>
      <text:p text:style-name="P1"><text:tab/><text:tab/><text:tab/><text:tab/><text:tab/><text:tab/><text:tab/><text:tab/><text:tab/><text:tab/><text:tab/>invoice_amount = service_invoices_list[x]['total_amount'],</text:p>
      <text:p text:style-name="P1"><text:tab/><text:tab/><text:tab/><text:tab/><text:tab/><text:tab/><text:tab/><text:tab/><text:tab/><text:tab/><text:tab/>no_of_txs = service_invoices_list[x]['no_of_txs'],</text:p>
      <text:p text:style-name="P1"><text:soft-page-break/><text:tab/><text:tab/><text:tab/><text:tab/><text:tab/><text:tab/><text:tab/><text:tab/><text:tab/><text:tab/><text:tab/>no_of_resources = service_invoices_list[x]['no_of_resources'],</text:p>
      <text:p text:style-name="P1"><text:tab/><text:tab/><text:tab/><text:tab/><text:tab/><text:tab/><text:tab/><text:tab/><text:tab/><text:tab/><text:tab/>no_of_working_days = service_invoices_list[x]['no_of_working_days'],</text:p>
      <text:p text:style-name="P1"><text:tab/><text:tab/><text:tab/><text:tab/><text:tab/><text:tab/><text:tab/><text:tab/><text:tab/><text:tab/><text:tab/>no_of_hours = service_invoices_list[x]['no_of_hours'],</text:p>
      <text:p text:style-name="P1"><text:tab/><text:tab/><text:tab/><text:tab/><text:tab/><text:tab/><text:tab/><text:tab/><text:tab/>)</text:p>
      <text:p text:style-name="P1"/>
      <text:p text:style-name="P1"><text:tab/><text:tab/><text:tab/><text:tab/><text:tab/><text:tab/>service_invoice.save()</text:p>
      <text:p text:style-name="P1"><text:tab/><text:tab/><text:tab/><text:tab/><text:tab/><text:tab/>for y in range(len(service_invoices_list[x]['invoice_line_items'])):</text:p>
      <text:p text:style-name="P1"><text:tab/><text:tab/><text:tab/><text:tab/><text:tab/><text:tab/><text:tab/>service_invoice_line_items = models.InvoiceLineItem(</text:p>
      <text:p text:style-name="P1"><text:tab/><text:tab/><text:tab/><text:tab/><text:tab/><text:tab/><text:tab/><text:tab/><text:tab/><text:tab/><text:tab/><text:tab/><text:tab/><text:tab/><text:tab/>service_inv = service_invoice,</text:p>
      <text:p text:style-name="P1"><text:tab/><text:tab/><text:tab/><text:tab/><text:tab/><text:tab/><text:tab/><text:tab/><text:tab/><text:tab/><text:tab/><text:tab/><text:tab/><text:tab/><text:tab/>task = service_invoices_list[x][y]['task'],</text:p>
      <text:p text:style-name="P1"><text:tab/><text:tab/><text:tab/><text:tab/><text:tab/><text:tab/><text:tab/><text:tab/><text:tab/><text:tab/><text:tab/><text:tab/><text:tab/><text:tab/><text:tab/>lead_task = service_invoices_list[x][y]['lead_task'],</text:p>
      <text:p text:style-name="P1"><text:tab/><text:tab/><text:tab/><text:tab/><text:tab/><text:tab/><text:tab/><text:tab/><text:tab/><text:tab/><text:tab/><text:tab/><text:tab/><text:tab/><text:tab/>staff_task = service_invoices_list[x][y]['staff_task'],</text:p>
      <text:p text:style-name="P1"><text:tab/><text:tab/><text:tab/><text:tab/><text:tab/><text:tab/><text:tab/><text:tab/><text:tab/><text:tab/><text:tab/><text:tab/><text:tab/><text:tab/><text:tab/>staff = service_invoices_list[x][y]['staff'],<text:tab/></text:p>
      <text:p text:style-name="P1"><text:tab/><text:tab/><text:tab/><text:tab/><text:tab/><text:tab/><text:tab/><text:tab/><text:tab/><text:tab/><text:tab/><text:tab/><text:tab/><text:tab/><text:tab/>filename = service_invoices_list[x][y]['filename'],</text:p>
      <text:p text:style-name="P1"><text:tab/><text:tab/><text:tab/><text:tab/><text:tab/><text:tab/><text:tab/><text:tab/><text:tab/><text:tab/><text:tab/><text:tab/><text:tab/><text:tab/><text:tab/>no_of_txs = service_invoices_list[x][y]['no_of_txs'],</text:p>
      <text:p text:style-name="P1"><text:tab/><text:tab/><text:tab/><text:tab/><text:tab/><text:tab/><text:tab/><text:tab/><text:tab/><text:tab/><text:tab/><text:tab/><text:tab/><text:tab/><text:tab/>time_in_min = service_invoices_list[x][y]['time_in_min'],</text:p>
      <text:p text:style-name="P1"/>
      <text:p text:style-name="P1"><text:tab/><text:tab/><text:tab/><text:tab/><text:tab/><text:tab/><text:tab/><text:tab/><text:tab/><text:tab/><text:tab/><text:tab/><text:tab/><text:tab/>)</text:p>
      <text:p text:style-name="P1"><text:tab/><text:tab/><text:tab/><text:tab/><text:tab/><text:tab/><text:tab/>service_invoice_line_items.save()</text:p>
      <text:p text:style-name="P1"><text:tab/><text:tab/><text:tab/>except:</text:p>
      <text:p text:style-name="P1"><text:tab/><text:tab/><text:tab/><text:tab/>raise "Failed to generate invoice"</text:p>
      <text:p text:style-name="P1"><text:tab/><text:tab/><text:tab/>return HttpResponse('ok ')</text:p>
      <text:p text:style-name="P1"><text:tab/><text:tab/>else:</text:p>
      <text:p text:style-name="P1"><text:tab/><text:tab/><text:tab/>error_dict=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return HttpResponseBadRequest(json.dumps(error_dict))</text:p>
      <text:p text:style-name="P1"><text:tab/>else:</text:p>
      <text:p text:style-name="P1"><text:tab/><text:tab/>form = forms.InvoiceForm(instance=invoice)</text:p>
      <text:p text:style-name="P1"><text:tab/><text:tab/>if invoice:</text:p>
      <text:p text:style-name="P1"><text:tab/><text:tab/><text:tab/>service_invoices = models.ServiceInvoice.objects.filter(invoice=invoice)</text:p>
      <text:p text:style-name="P1"><text:tab/><text:tab/><text:tab/>for service_invoice in service_invoices:</text:p>
      <text:p text:style-name="P1"><text:tab/><text:tab/><text:tab/><text:tab/>service_line_items = models.InvoiceLineItem.objects.filter(service_inv=service_invoice)</text:p>
      <text:p text:style-name="P1"><text:tab/><text:tab/>is_edit_mode = True</text:p>
      <text:p text:style-name="P1"><text:tab/><text:tab/>customer_id = invoice.customer_id</text:p>
      <text:p text:style-name="P1"><text:tab/><text:tab/>service_id = None</text:p>
      <text:p text:style-name="P1"><text:tab/><text:tab/>return render(request, 'invoice/invoice_add_partial.html', locals())</text:p>
      <text:p text:style-name="P1"><text:soft-page-break/></text:p>
      <text:p text:style-name="P1"/>
      <text:p text:style-name="P1">@login_required</text:p>
      <text:p text:style-name="P1">def service_line_item_list(request, id):</text:p>
      <text:p text:style-name="P1"><text:tab/>service_name = get_object_or_404(Service, id=id)</text:p>
      <text:p text:style-name="P1"><text:tab/>start_date = request.POST.get('start_date')</text:p>
      <text:p text:style-name="P1"><text:tab/>end_date = request.POST.get('end_date')</text:p>
      <text:p text:style-name="P1"><text:tab/>service_tasks = Task.objects.filter(service=service_name, start__gte=start_date, end__lte=end_date)</text:p>
      <text:p text:style-name="P1"><text:tab/>service_lead_tasks = LeadTask.objects.filter(task__in=service_tasks)</text:p>
      <text:p text:style-name="P1"><text:tab/>service_staff_tasks = StaffTask.objects.filter(lead_task__in=service_lead_tasks) </text:p>
      <text:p text:style-name="P1"><text:tab/>return render(request, 'invoice/invoice_line_item_list.html', locals())<text:tab/><text:tab/></text:p>
      <text:p text:style-name="P1"/>
      <text:p text:style-name="P1"/>
      <text:p text:style-name="P1">@login_required</text:p>
      <text:p text:style-name="P1">def payments_list(request, invoice_id):</text:p>
      <text:p text:style-name="P1"><text:tab/>payments_lists = models.PaymentReconciliation.objects.filter(invoice_id=invoice_id)</text:p>
      <text:p text:style-name="P1"><text:tab/>return render(request, "invoice/payments_list_partial.html", locals())</text:p>
      <text:p text:style-name="P1"/>
      <text:p text:style-name="P1">@login_required</text:p>
      <text:p text:style-name="P1">def payment_list_and_add(request, invoice_id):</text:p>
      <text:p text:style-name="P1"><text:tab/>payments_dict = {}</text:p>
      <text:p text:style-name="P1"><text:tab/>payments_list = []</text:p>
      <text:p text:style-name="P1"><text:tab/>invoice = get_object_or_404(models.Invoice, id=invoice_id)</text:p>
      <text:p text:style-name="P1"><text:tab/>payments_lists = models.PaymentReconciliation.objects.filter(invoice_id=invoice_id)</text:p>
      <text:p text:style-name="P1"/>
      <text:p text:style-name="P1"><text:tab/>form = forms.PaymentForm(request.POST)</text:p>
      <text:p text:style-name="P1"/>
      <text:p text:style-name="P1"><text:tab/>if request.method == 'POST':</text:p>
      <text:p text:style-name="P1"><text:tab/><text:tab/>if form.is_valid():</text:p>
      <text:p text:style-name="P1"><text:tab/><text:tab/><text:tab/>payment = form.save(commit=False)</text:p>
      <text:p text:style-name="P1"><text:tab/><text:tab/><text:tab/>payment.invoice = invoice</text:p>
      <text:p text:style-name="P1"><text:tab/><text:tab/><text:tab/>payment.save()</text:p>
      <text:p text:style-name="P1"><text:tab/><text:tab/><text:tab/>paymet_detail = models.PaymentReconciliation.objects.get(id=payment.id) </text:p>
      <text:p text:style-name="P1"><text:tab/><text:tab/><text:tab/>payments_dict['id'] = payment.id </text:p>
      <text:p text:style-name="P1"><text:tab/><text:tab/><text:tab/>#payments_dict['payment_date'] = payment.payment_date </text:p>
      <text:p text:style-name="P1"><text:tab/><text:tab/><text:tab/>payments_dict['payment_amount'] = float(payment.payment_amount)</text:p>
      <text:p text:style-name="P1"><text:tab/><text:tab/><text:tab/>payments_dict['cheque_no'] = payment.cheque_no </text:p>
      <text:p text:style-name="P1"><text:tab/><text:tab/><text:tab/>payments_dict['transaction_id'] = payment.transaction_id </text:p>
      <text:p text:style-name="P1"><text:tab/><text:tab/><text:tab/>payments_dict['email_id'] = payment.email_id </text:p>
      <text:p text:style-name="P1"><text:tab/><text:tab/><text:tab/>payments_dict['mode_of_payment'] = payment.mode_of_payment </text:p>
      <text:p text:style-name="P1"><text:tab/><text:tab/><text:tab/>payments_dict['bank_account'] = payment.bank_account </text:p>
      <text:p text:style-name="P1"><text:tab/><text:tab/><text:tab/>payments_list.append(payments_dict)</text:p>
      <text:p text:style-name="P1"><text:tab/><text:tab/><text:tab/>return HttpResponse(json.dumps(payments_list))</text:p>
      <text:p text:style-name="P1"/>
      <text:p text:style-name="P1"><text:tab/><text:tab/>else:</text:p>
      <text:p text:style-name="P1"><text:tab/><text:tab/><text:tab/>error_dict=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<text:tab/></text:p>
      <text:p text:style-name="P1"><text:tab/><text:tab/><text:tab/>return HttpResponseBadRequest(json.dumps(error_dict))</text:p>
      <text:p text:style-name="P1"><text:tab/>else:</text:p>
      <text:p text:style-name="P1"><text:soft-page-break/><text:tab/><text:tab/>form = forms.PaymentForm()</text:p>
      <text:p text:style-name="P1"/>
      <text:p text:style-name="P1"><text:tab/>return render(request, 'invoice/payment_list_and_add.html', locals())<text:tab/><text:tab/></text:p>
      <text:p text:style-name="P1"/>
      <text:p text:style-name="P1"/>
      <text:p text:style-name="P1">def render_to_pdf(template_src, context_dict):</text:p>
      <text:p text:style-name="P1"><text:tab/>template = get_template(template_src)</text:p>
      <text:p text:style-name="P1"><text:tab/>context = Context(context_dict)</text:p>
      <text:p text:style-name="P1"><text:tab/>html <text:s/>= template.render(context)</text:p>
      <text:p text:style-name="P1"><text:tab/>result = StringIO.StringIO()</text:p>
      <text:p text:style-name="P1"/>
      <text:p text:style-name="P1"><text:tab/>pdf = pisa.pisaDocument(StringIO.StringIO(html.encode("UTF-8")), result)</text:p>
      <text:p text:style-name="P1"><text:tab/>if not pdf.err:</text:p>
      <text:p text:style-name="P1"><text:tab/><text:tab/>return HttpResponse(result.getvalue(), content_type='application/pdf')</text:p>
      <text:p text:style-name="P1"><text:tab/>return HttpResponse('We had some errors&lt;pre&gt;%s&lt;/pre&gt;' % escape(html))</text:p>
      <text:p text:style-name="P1"/>
      <text:p text:style-name="P1">def invoice_generator(request, invoice_id):</text:p>
      <text:p text:style-name="P1"><text:tab/>invoice_list = models.Invoice.objects.get(id=invoice_id)</text:p>
      <text:p text:style-name="P1"><text:tab/>service_invoices = models.ServiceInvoice.objects.filter(invoice=invoice_list)</text:p>
      <text:p text:style-name="P1"><text:tab/>return render_to_pdf(</text:p>
      <text:p text:style-name="P1"><text:s/><text:tab/><text:tab/><text:tab/>'invoice/invoice_pdf.html',</text:p>
      <text:p text:style-name="P1"><text:s text:c="12"/>{</text:p>
      <text:p text:style-name="P1"><text:s text:c="16"/>'pagesize':'A4',</text:p>
      <text:p text:style-name="P1"><text:s text:c="16"/>'invoice_list': invoice_list,</text:p>
      <text:p text:style-name="P1"><text:s text:c="16"/>'service_invoices':service_invoices</text:p>
      <text:p text:style-name="P1"><text:s text:c="12"/>}</text:p>
      <text:p text:style-name="P1"><text:s text:c="8"/>)</text:p>
      <text:p text:style-name="P1"/>
      <text:p text:style-name="P1"/>
      <text:p text:style-name="P1"># from django.core.files.storage import FileSystemStorage</text:p>
      <text:p text:style-name="P1"># from django.http import HttpResponse</text:p>
      <text:p text:style-name="P1"/>
      <text:p text:style-name="P1"># from reportlab.platypus import SimpleDocTemplate, Paragraph, Spacer</text:p>
      <text:p text:style-name="P1"># from reportlab.lib.styles import getSampleStyleSheet</text:p>
      <text:p text:style-name="P1"># from reportlab.lib.units import inch</text:p>
      <text:p text:style-name="P1"># from django.utils.encoding import smart_str</text:p>
      <text:p text:style-name="P1"/>
      <text:p text:style-name="P1"># def invoice_generator(request, invoice_id):</text:p>
      <text:p text:style-name="P1"># <text:tab/>out_file_path = settings.MEDIA_ROOT + "invoice.pdf"</text:p>
      <text:p text:style-name="P1"># <text:tab/>doc = SimpleDocTemplate(out_file_path)</text:p>
      <text:p text:style-name="P1"># <text:tab/>styles = getSampleStyleSheet()</text:p>
      <text:p text:style-name="P1"># <text:tab/>Story = [Spacer(1,2*inch)]</text:p>
      <text:p text:style-name="P1"># <text:tab/>style = styles["Normal"]</text:p>
      <text:p text:style-name="P1"># <text:tab/>invoices = models.Invoice.objects.all()</text:p>
      <text:p text:style-name="P1"/>
      <text:p text:style-name="P1"><text:tab/></text:p>
      <text:p text:style-name="P1"># <text:tab/>for invoice in invoices:</text:p>
      <text:p text:style-name="P1"># <text:tab/> <text:s text:c="2"/>bogustext = "This is test %s", invoice.id </text:p>
      <text:p text:style-name="P1"># <text:tab/> <text:s text:c="2"/>p = Paragraph(bogustext, style)</text:p>
      <text:p text:style-name="P1"># <text:tab/> <text:s text:c="2"/>Story.append(p)</text:p>
      <text:p text:style-name="P1"># <text:tab/> <text:s text:c="2"/>Story.append(Spacer(1,0.2*inch))</text:p>
      <text:p text:style-name="P1"># <text:tab/>doc.build(Story)</text:p>
      <text:p text:style-name="P1"><text:soft-page-break/># <text:tab/>output_file = out_file_path.split('/')[-1]</text:p>
      <text:p text:style-name="P1"># <text:tab/>print "output_file", output_file</text:p>
      <text:p text:style-name="P1"># <text:tab/>fs = FileSystemStorage("assets/media/")</text:p>
      <text:p text:style-name="P1"># <text:tab/>with fs.open(output_file) as pdf:</text:p>
      <text:p text:style-name="P1"># <text:tab/><text:tab/>response = HttpResponse(pdf, content_type='application/pdf')</text:p>
      <text:p text:style-name="P1"># <text:tab/><text:tab/>response['Content-Disposition'] = 'attachment; filename=%s'% smart_str(output_file<text:tab/>) </text:p>
      <text:p text:style-name="P1"># <text:tab/><text:tab/>return response</text:p>
      <text:p text:style-name="P1"/>
      <text:p text:style-name="P1"># <text:tab/>return response</text:p>
      <text:p text:style-name="P1"/>
      <text:p text:style-name="P1"/>
      <text:p text:style-name="P1"/>
      <text:p text:style-name="P1">@login_required</text:p>
      <text:p text:style-name="P1">def invoice_setup_list(request):</text:p>
      <text:p text:style-name="P1"/>
      <text:p text:style-name="P1"><text:tab/>invoice_setup_lists = models.InvoiceSetup.objects.all()</text:p>
      <text:p text:style-name="P1"><text:tab/>return render(request, 'invoice/invoice_setup_list_partial.html', </text:p>
      <text:p text:style-name="P1"><text:tab/><text:tab/><text:tab/><text:tab/><text:tab/>{'invoice_setup_lists': invoice_setup_lists}</text:p>
      <text:p text:style-name="P1"><text:tab/><text:tab/><text:tab/><text:tab/>)</text:p>
      <text:p text:style-name="P1"/>
      <text:p text:style-name="P1"/>
      <text:p text:style-name="P1">@login_required</text:p>
      <text:p text:style-name="P1">def invoice_setup_add(request):</text:p>
      <text:p text:style-name="P1"><text:tab/>form = forms.InvoiceSetupForm(request.POST)</text:p>
      <text:p text:style-name="P1"><text:tab/>wiretrnasfer_form = forms.WireTransferInfoForm(request.POST)</text:p>
      <text:p text:style-name="P1"><text:tab/>PaymentTermsFormset = formset_factory(forms.PaymentTermsForm, extra=1)</text:p>
      <text:p text:style-name="P1"><text:tab/>if request.method == 'POST':</text:p>
      <text:p text:style-name="P1"><text:tab/><text:tab/>wiretrnasfer_form = forms.WireTransferInfoForm(request.POST or None)</text:p>
      <text:p text:style-name="P1"><text:tab/><text:tab/>payment_terms_forms = PaymentTermsFormset(request.POST or None, prefix='payment_terms' )</text:p>
      <text:p text:style-name="P1"><text:tab/></text:p>
      <text:p text:style-name="P1"><text:tab/><text:tab/>for payment_terms in payment_terms_forms.deleted_forms:</text:p>
      <text:p text:style-name="P1"><text:tab/><text:tab/><text:tab/>payment_terms_form_instance = payment_terms.instance</text:p>
      <text:p text:style-name="P1"><text:tab/><text:tab/><text:tab/>if payment_terms_form_instance.pk:</text:p>
      <text:p text:style-name="P1"><text:tab/><text:tab/><text:tab/><text:tab/>payment_terms_form_instance.delete()</text:p>
      <text:p text:style-name="P1"/>
      <text:p text:style-name="P1"><text:tab/><text:tab/>if form.is_valid() and payment_terms_forms.is_valid() and wiretrnasfer_form.is_valid():</text:p>
      <text:p text:style-name="P1"><text:tab/><text:tab/><text:tab/>invoice_setup = form.save(commit=False)</text:p>
      <text:p text:style-name="P1"><text:tab/><text:tab/><text:tab/>invoice_setup.save()</text:p>
      <text:p text:style-name="P1"><text:tab/><text:tab/><text:tab/></text:p>
      <text:p text:style-name="P1"><text:tab/><text:tab/><text:tab/>wiretransfer_info = wiretrnasfer_form.save(commit=False)</text:p>
      <text:p text:style-name="P1"><text:tab/><text:tab/><text:tab/>wiretrnasfer_form.invoice_setup = invoice_setup</text:p>
      <text:p text:style-name="P1"><text:tab/><text:tab/><text:tab/>wiretrnasfer_form.save()</text:p>
      <text:p text:style-name="P1"><text:tab/><text:tab/><text:tab/>for payment_terms_form in payment_terms_forms:</text:p>
      <text:p text:style-name="P1"><text:tab/><text:tab/><text:tab/><text:tab/>if payment_terms_form not in [deleted_form for deleted_form in payment_terms_forms.deleted_forms]:</text:p>
      <text:p text:style-name="P1"><text:tab/><text:tab/><text:tab/><text:tab/><text:tab/>payment_terms = payment_terms_form.save(commit=False)</text:p>
      <text:p text:style-name="P1"><text:tab/><text:tab/><text:tab/><text:tab/><text:tab/>payment_terms.invoice_setup = invoice_setup</text:p>
      <text:p text:style-name="P1"><text:tab/><text:tab/><text:tab/><text:tab/><text:tab/>payment_terms.save()</text:p>
      <text:p text:style-name="P1"/>
      <text:p text:style-name="P1"><text:soft-page-break/></text:p>
      <text:p text:style-name="P1"><text:tab/><text:tab/><text:tab/>return HttpResponse('ok ')</text:p>
      <text:p text:style-name="P1"><text:tab/><text:tab/>else:</text:p>
      <text:p text:style-name="P1"><text:tab/><text:tab/><text:tab/>error_dict={}</text:p>
      <text:p text:style-name="P1"><text:tab/><text:tab/><text:tab/>invoice_setup_error_dict = {}</text:p>
      <text:p text:style-name="P1"><text:tab/><text:tab/><text:tab/>payment_terms_error_dict = {}</text:p>
      <text:p text:style-name="P1"/>
      <text:p text:style-name="P1"><text:tab/><text:tab/><text:tab/>for error in form.errors:</text:p>
      <text:p text:style-name="P1"><text:tab/><text:tab/><text:tab/><text:tab/>e = form.errors[error]</text:p>
      <text:p text:style-name="P1"><text:tab/><text:tab/><text:tab/><text:tab/>invoice_setup_error_dict[error] =- unicode(e)</text:p>
      <text:p text:style-name="P1"><text:tab/><text:tab/><text:tab/>for f1 in payment_terms_forms.errors:</text:p>
      <text:p text:style-name="P1"><text:tab/><text:tab/><text:tab/><text:tab/>if f1:</text:p>
      <text:p text:style-name="P1"><text:tab/><text:tab/><text:tab/><text:tab/><text:tab/>for error in f1.errors:</text:p>
      <text:p text:style-name="P1"><text:tab/><text:tab/><text:tab/><text:tab/><text:tab/><text:tab/>e = f1.errors[error]</text:p>
      <text:p text:style-name="P1"><text:tab/><text:tab/><text:tab/><text:tab/><text:tab/><text:tab/>payment_terms_error_dict[error] = unicode(e) <text:s/></text:p>
      <text:p text:style-name="P1"><text:tab/><text:tab/><text:tab/>error_dict['invoice_setup_error_dict'] = invoice_setup_error_dict</text:p>
      <text:p text:style-name="P1"><text:tab/><text:tab/><text:tab/>error_dict['payment_terms_error_dict'] = payment_terms_error_dict</text:p>
      <text:p text:style-name="P1"><text:tab/><text:tab/><text:tab/>return HttpResponseBadRequest(json.dumps(error_dict))</text:p>
      <text:p text:style-name="P1"><text:tab/>else:</text:p>
      <text:p text:style-name="P1"><text:tab/><text:tab/>form = forms.InvoiceSetupForm()</text:p>
      <text:p text:style-name="P1"><text:tab/><text:tab/>wiretransfer_form = <text:s/>forms.WireTransferInfoForm()</text:p>
      <text:p text:style-name="P1"><text:tab/><text:tab/>payment_terms_forms = PaymentTermsFormset(prefix="payment_terms")</text:p>
      <text:p text:style-name="P1"><text:tab/>return render(request, 'invoice/invoice_setup_add_partial.html', locals())</text:p>
      <text:p text:style-name="P1"/>
      <text:p text:style-name="P1">@login_required</text:p>
      <text:p text:style-name="P1">def invoice_setup_edit(request, id):</text:p>
      <text:p text:style-name="P1"><text:tab/>invoice_setup = get_object_or_404(models.InvoiceSetup, id=id)</text:p>
      <text:p text:style-name="P1"><text:tab/>if request.method == "POST":</text:p>
      <text:p text:style-name="P1"><text:tab/><text:tab/>form = forms.InvoiceSetupForm(request.POST, instance=invoice_setup)</text:p>
      <text:p text:style-name="P1"><text:tab/><text:tab/>if form.is_valid():</text:p>
      <text:p text:style-name="P1"><text:tab/><text:tab/><text:tab/>invoice_setup = form.save(commit=False)</text:p>
      <text:p text:style-name="P1"><text:tab/><text:tab/><text:tab/>invoice_setup.save()</text:p>
      <text:p text:style-name="P1"/>
      <text:p text:style-name="P1"><text:tab/><text:tab/><text:tab/>return HttpResponse('ok ')</text:p>
      <text:p text:style-name="P1"><text:tab/><text:tab/>else:</text:p>
      <text:p text:style-name="P1"><text:tab/><text:tab/><text:tab/>error_dict=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<text:tab/></text:p>
      <text:p text:style-name="P1"><text:tab/><text:tab/><text:tab/>return HttpResponseBadRequest(json.dumps(error_dict))</text:p>
      <text:p text:style-name="P1"><text:tab/>else:</text:p>
      <text:p text:style-name="P1"><text:tab/><text:tab/>form = forms.InvoiceSetupForm(instance=invoice_setup)</text:p>
      <text:p text:style-name="P1"><text:tab/>return render(request, 'invoice/invoice_setup_add_partial.html', {'form': form, 'is_edit_mode' : True , 'id' : id,})</text:p>
      <text:p text:style-name="P1"/>
      <text:p text:style-name="P1"/>
      <text:p text:style-name="P1">@login_required</text:p>
      <text:p text:style-name="P1">def bank_details_list(request):</text:p>
      <text:p text:style-name="P1"/>
      <text:p text:style-name="P1"><text:tab/>bank_details_lists = models.CompanyBankAccount.objects.all()</text:p>
      <text:p text:style-name="P1"><text:tab/>return render(request, 'invoice/bank_details_list_partial.html', </text:p>
      <text:p text:style-name="P1"><text:tab/><text:tab/><text:tab/><text:tab/><text:tab/>{'bank_details_list': bank_details_list}</text:p>
      <text:p text:style-name="P1"><text:soft-page-break/><text:tab/><text:tab/><text:tab/><text:tab/>)</text:p>
      <text:p text:style-name="P1"/>
      <text:p text:style-name="P1"/>
      <text:p text:style-name="P1">@login_required</text:p>
      <text:p text:style-name="P1">def bank_details_add(request):</text:p>
      <text:p text:style-name="P1"><text:tab/>form = forms.BankDetailsForm(request.POST)</text:p>
      <text:p text:style-name="P1"><text:tab/>if request.method == 'POST':</text:p>
      <text:p text:style-name="P1"><text:tab/><text:tab/>if form.is_valid():</text:p>
      <text:p text:style-name="P1"><text:tab/><text:tab/><text:tab/>bank_details = form.save(commit=False)</text:p>
      <text:p text:style-name="P1"><text:tab/><text:tab/><text:tab/>bank_details.save()</text:p>
      <text:p text:style-name="P1"><text:tab/><text:tab/><text:tab/>return HttpResponse('ok ')</text:p>
      <text:p text:style-name="P1"><text:tab/><text:tab/>else:</text:p>
      <text:p text:style-name="P1"><text:tab/><text:tab/><text:tab/>error_dict=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<text:tab/></text:p>
      <text:p text:style-name="P1"><text:tab/><text:tab/><text:tab/>return HttpResponseBadRequest(json.dumps(error_dict))</text:p>
      <text:p text:style-name="P1"><text:tab/>else:</text:p>
      <text:p text:style-name="P1"><text:tab/><text:tab/>form = forms.BankDetailsForm()</text:p>
      <text:p text:style-name="P1"/>
      <text:p text:style-name="P1"><text:tab/>return render(request, 'invoice/bank_details_add_partial.html', locals())</text:p>
      <text:p text:style-name="P1"/>
      <text:p text:style-name="P1"/>
      <text:p text:style-name="P1">@login_required</text:p>
      <text:p text:style-name="P1">def bank_details_edit(request, id):</text:p>
      <text:p text:style-name="P1"><text:tab/>bank_details = get_object_or_404(models.CompanyBankAccount, id=id)</text:p>
      <text:p text:style-name="P1"><text:tab/>if request.method == "POST":</text:p>
      <text:p text:style-name="P1"><text:tab/><text:tab/>form = forms.InvoiceSetupForm(request.POST, instance=bank_details)</text:p>
      <text:p text:style-name="P1"><text:tab/><text:tab/>if form.is_valid():</text:p>
      <text:p text:style-name="P1"><text:tab/><text:tab/><text:tab/>bank_details = form.save(commit=False)</text:p>
      <text:p text:style-name="P1"><text:tab/><text:tab/><text:tab/>bank_details.save()</text:p>
      <text:p text:style-name="P1"/>
      <text:p text:style-name="P1"><text:tab/><text:tab/><text:tab/>return HttpResponse('ok ')</text:p>
      <text:p text:style-name="P1"><text:tab/><text:tab/>else:</text:p>
      <text:p text:style-name="P1"><text:tab/><text:tab/><text:tab/>error_dict={}</text:p>
      <text:p text:style-name="P1"><text:tab/><text:tab/><text:tab/>for error in form.errors:</text:p>
      <text:p text:style-name="P1"><text:tab/><text:tab/><text:tab/><text:tab/>error_dict[error] = form.errors[error]</text:p>
      <text:p text:style-name="P1"><text:tab/><text:tab/><text:tab/><text:tab/></text:p>
      <text:p text:style-name="P1"><text:tab/><text:tab/><text:tab/>return HttpResponseBadRequest(json.dumps(error_dict))</text:p>
      <text:p text:style-name="P1"><text:tab/>else:</text:p>
      <text:p text:style-name="P1"><text:tab/><text:tab/>form = forms.InvoiceSetupForm(instance=bank_details)</text:p>
      <text:p text:style-name="P1"><text:tab/>return render(request, 'invoice/bank_details_add.html', {'form': form, 'is_edit_mode' : True , 'id' : id,}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8:35:17.086598398</meta:creation-date>
    <dc:date>2016-11-22T18:35:24.356079600</dc:date>
    <meta:editing-duration>PT8S</meta:editing-duration>
    <meta:editing-cycles>1</meta:editing-cycles>
    <meta:document-statistic meta:table-count="0" meta:image-count="0" meta:object-count="0" meta:page-count="12" meta:paragraph-count="480" meta:word-count="1434" meta:character-count="20053" meta:non-whitespace-character-count="17383"/>
    <meta:generator>LibreOffice/5.1.4.2$Linux_X86_64 LibreOffice_project/10m0$Build-2</meta:generator>
  </office:meta>
</office:document-meta>
</file>